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2.494cm" fo:margin-left="2.155cm" fo:margin-right="2.35cm" table:align="margins"/>
    </style:style>
    <style:style style:name="Tableau1.A" style:family="table-column">
      <style:table-column-properties style:column-width="12.494cm" style:rel-column-width="65535*"/>
    </style:style>
    <style:style style:name="Tableau1.1" style:family="table-row">
      <style:table-row-properties style:min-row-height="0.437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2" style:family="table-row">
      <style:table-row-properties style:min-row-height="9.042cm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0.668cm" fo:margin-left="0.526cm" fo:margin-right="1.106cm" table:align="margins"/>
    </style:style>
    <style:style style:name="Table5.A" style:family="table-column">
      <style:table-column-properties style:column-width="2.665cm" style:rel-column-width="16377*"/>
    </style:style>
    <style:style style:name="Table5.B" style:family="table-column">
      <style:table-column-properties style:column-width="8.003cm" style:rel-column-width="49158*"/>
    </style:style>
    <style:style style:name="Table5.1" style:family="table-row">
      <style:table-row-properties style:min-row-height="1.062cm"/>
    </style:style>
    <style:style style:name="Table5.A1" style:family="table-cell">
      <style:table-cell-properties fo:padding="0.097cm" fo:border="none"/>
    </style:style>
    <style:style style:name="Tableau2" style:family="table">
      <style:table-properties style:width="6.004cm" fo:margin-left="3.38cm" fo:margin-right="2.916cm" table:align="margins"/>
    </style:style>
    <style:style style:name="Tableau2.A" style:family="table-column">
      <style:table-column-properties style:column-width="6.004cm" style:rel-column-width="65535*"/>
    </style:style>
    <style:style style:name="Tableau2.A1" style:family="table-cell">
      <style:table-cell-properties fo:padding="0.097cm" fo:border="0.002cm solid #000000"/>
    </style:style>
    <style:style style:name="Table1" style:family="table">
      <style:table-properties style:width="10.62cm" fo:margin-left="0.526cm" fo:margin-right="1.154cm" table:align="margins"/>
    </style:style>
    <style:style style:name="Table1.A" style:family="table-column">
      <style:table-column-properties style:column-width="2.665cm" style:rel-column-width="16449*"/>
    </style:style>
    <style:style style:name="Table1.B" style:family="table-column">
      <style:table-column-properties style:column-width="7.955cm" style:rel-column-width="49086*"/>
    </style:style>
    <style:style style:name="Table1.1" style:family="table-row">
      <style:table-row-properties style:min-row-height="1.062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7.601cm" fo:margin-left="0.258cm" fo:margin-right="-0.097cm" table:align="margins"/>
    </style:style>
    <style:style style:name="Table2.A" style:family="table-column">
      <style:table-column-properties style:column-width="7.601cm" style:rel-column-width="65535*"/>
    </style:style>
    <style:style style:name="Table2.1" style:family="table-row">
      <style:table-row-properties style:min-row-height="1.288cm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0.62cm" fo:margin-left="0.526cm" fo:margin-right="1.154cm" table:align="margins"/>
    </style:style>
    <style:style style:name="Table3.A" style:family="table-column">
      <style:table-column-properties style:column-width="2.337cm" style:rel-column-width="14419*"/>
    </style:style>
    <style:style style:name="Table3.B" style:family="table-column">
      <style:table-column-properties style:column-width="8.283cm" style:rel-column-width="51116*"/>
    </style:style>
    <style:style style:name="Table3.1" style:family="table-row">
      <style:table-row-properties style:min-row-height="1.062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8.246cm" fo:margin-left="-0.058cm" fo:margin-right="-0.097cm" table:align="margins"/>
    </style:style>
    <style:style style:name="Table4.A" style:family="table-column">
      <style:table-column-properties style:column-width="8.246cm" style:rel-column-width="65535*"/>
    </style:style>
    <style:style style:name="Table4.1" style:family="table-row">
      <style:table-row-properties style:min-row-height="1.215cm"/>
    </style:style>
    <style:style style:name="Table4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end" style:justify-single-word="false"/>
      <style:text-properties style:font-name="DejaVu Serif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0pt" style:text-underline-style="solid" style:text-underline-width="auto" style:text-underline-color="font-color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4" style:family="paragraph" style:parent-style-name="Table_20_Contents">
      <style:text-properties style:font-name="DejaVu Serif" fo:font-size="10pt" style:text-underline-style="none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DejaVu Serif" fo:font-size="10pt" style:text-underline-style="none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erif" fo:font-size="8pt" style:text-underline-style="none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7">Recherche par mot clé</text:p>
          </table:table-cell>
        </table:table-row>
        <table:table-row table:style-name="Tableau1.2">
          <table:table-cell table:style-name="Tableau1.A2" office:value-type="string">
            <text:p text:style-name="P4"/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5">Mot clé :</text:p>
                </table:table-cell>
                <table:table-cell table:style-name="Table5.A1" office:value-type="string">
                  <text:p text:style-name="P2">Unix<text:span text:style-name="T1"> *</text:span></text:p>
                </table:table-cell>
              </table:table-row>
            </table:table>
            <text:p text:style-name="P6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3">Rechercher</text:p>
                </table:table-cell>
              </table:table-row>
            </table:table>
            <text:p text:style-name="P9"/>
            <text:p text:style-name="P9">---------------------------------------------------</text:p>
            <text:p text:style-name="P5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5">Liste des ouvrages :</text:p>
                </table:table-cell>
                <table:table-cell table:style-name="Table1.A1" office:value-type="string">
                  <table:table table:name="Table2" table:style-name="Table2">
                    <table:table-column table:style-name="Table2.A"/>
                    <table:table-row table:style-name="Table2.1">
                      <table:table-cell table:style-name="Table2.A1" office:value-type="string">
                        <text:p text:style-name="P8">2-266-11156-6 - Unix</text:p>
                        <text:p text:style-name="P8">2-266-45147-6 - OpenBSD</text:p>
                        <text:p text:style-name="P8">2-266-45557-6 - Système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3"/>
            <text:p text:style-name="P5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5">Liste des articles :</text:p>
                </table:table-cell>
                <table:table-cell table:style-name="Table3.A1" office:value-type="string">
                  <table:table table:name="Table4" table:style-name="Table4">
                    <table:table-column table:style-name="Table4.A"/>
                    <table:table-row table:style-name="Table4.1">
                      <table:table-cell table:style-name="Table4.A1" office:value-type="string">
                        <text:p text:style-name="P8">2-242-11156-6 – 14/11/2008 – OpenSSH – page 6</text:p>
                        <text:p text:style-name="P8">2-245-14565-6 – 22/07/2008 - Nouveau rootkit – page 8</text:p>
                        <text:p text:style-name="P8">2-245-14564-6 – 22/04/1989 - Debian ? - page 10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ksz</meta:initial-creator>
    <meta:creation-date>2008-11-25T13:20:40</meta:creation-date>
    <dc:creator>ksz</dc:creator>
    <dc:date>2008-12-04T23:40:57</dc:date>
    <meta:editing-cycles>52</meta:editing-cycles>
    <meta:editing-duration>PT1H32M38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1" meta:paragraph-count="13" meta:word-count="60" meta:character-count="348"/>
  </office:meta>
</office:document-meta>
</file>